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मुखेल खबरो</text:p>
      <text:p>केंद्रान गोरवांचे येरादारीचेर निर्बंध धाल्ल्यान मीट ट्रेडर्स काचाबूल बीफाचो उणाव जायत म्हूण राजकी विरोधकांक हुस्को मुख्यमंत्री वग्गी मीट कॉम्प्लॅक्सूय तोंड उघडीना सरकार म्हण्टा बीफ बंदी ना.</text:p>
      <text:p>पंचायत आरक्षण आनी डिलिमीटेशनाचो अधिकार राज्य वेंचणूक आयोगाक दिवपाची सरकार करता प्रक्रिया कुळ कायद्यातल्यो दुरुस्त्योय सरकार घेतले फाटी.</text:p>
      <text:p>गावणेकार पॅनलाक गोवा अर्बनाचीं सूत्रां कशींच घेवंक दिनात 5 डायरेक्टर आसतनाय कोरम ना म्हूण असिस्टंट रजिस्ट्रारान चॅरमॅन वेंचपाची मिटिंगूच घेवंक दिली ना बसका तापली.</text:p>
      <text:p>पाच वर्सां आमची चवकशी करुनय आतां कित्याक आपयतात मायनिंग कंपन्यांनी स्कॅम केलें ना ट्रेडर्सांनी केलें तांकां धरात हरेश मेलवानीचें मायनिंग एसआयटीक आव्हान</text:p>
      <text:p>शाळा सुरु पालकशिक्षकांचीय धावपळ पयल्या दिसा पावसाचो आसोर 2 म्हयन्यांच्या सुटये उपरांत शाळा स्कुलांनी घुमघुमल्यो प्रार्थना बांबोळे स्कूल कॉम्प्लॅक्सांत मात भुरग्यांचे ट्रान्स्पोर्टाक हाल.</text:p>
      <text:p>इंस्रोन सगळ्यांत वजनदार रॉकेट – जीएसएलव्ही एमके थ्री डी वन केलें लॉंच 640 टनांचें रॉकेट भारताचें मानवी अंतराळ मोहिमेचे दिशेन पयलें पावल.</text:p>
      <text:p>आनी</text:p>
      <text:p>बार्सेलोनाचो आदलो स्टाफ सर्जियो लोबेरा रॉड्रिगेज जालो एफसी गोवाचो नवो हेड कोच दोन वर्सांचे कबलातीचेर स्पॅनिश कोचाची सय</text:p>
      <text:p>गोंयांतबीफ शॉर्टेज जायत म्हूण ट्रेडर्स काचाबूल जाल्यात. गोंयात बीफ बंदी ना पूण केंद्रान गोरवांचे येरादारीचेर निर्बंध घाल्ल्यान विरोधकांनी आवाज काडपाक सुरुवात केली. काँग्रेस म्हण्टा गोंयच्या केंद्रीय मंत्र्यान हाचेर हुस्को उक्तायला मात पर्रीकार कानार केंस काडटा गोवा फॉरवर्ड म्हण्टा बीफाचेर पक्षाची भुमिका बदलिल्ली ना. आमदार काब्रालान सरकाराची बाजू सांबाळ्ळी. बीफाची उणीव जाल्यार खंय इम्पोर्ट करु येता. गोवा मिट कॉम्प्लॅक्स कायंच उलयना. सुत्रां सांगतात – मंगळारासावन बिफाची शॉर्टेज जावंक येता.</text:p>
      <text:p>पंचायतींचें आरक्षण आनी डिलिमीटेशनाचो अधिकार राज्य वेंचणूक आयोगाकूच आसपाक जाय. तशे थाल्लां म्हण मुख्यमंत्री पर्रीकार प्रुडंटाकडेन उलयलो. पंचायत इलेक्शना उपरात खंय कायदो दुरुस्ती जाग्यार पडटली. कुळ कायद्यातली दुरुस्ती जालें जाल्यार अध्यादेश काडून ना जाल्यार पावसाळी अधिवेशनांत कूळ कायदो दुरुस्थी फाटी घेतले. पावसाळी अधिवेशन जुलयाच्या तिसऱ्या सप्तकांत जांव येता म्हूण पर्रीकार उलयला.</text:p>
      <text:p>सरकार गोवा अर्बन बॅंकेच्या गावणेकार पॅनलाक सूत्रां कशींच हातांत घेवंक दिना. 9वांतले 5 डायरेक्टर आसूनय कोरम ना म्हूण सांगून असिस्टंट कॉऑपरेटिव्ह रजिस्ट्रारान चॅरमॅनाची वेंचणूक घेवंक दिलीना. मायनॉरिटी कामत पॅनलाचो चारांतलो एकलोय डायरेक्टर आयलोना. असिस्टंट रजिस्ट्रारान बसकेक हरकत घेतिल्ल्यान वातावरण तापलें. प्रकरण परत हायकोर्टांत वतलें. गावणेकार म्हण्टा हो जनमताचो खून. सरकार बॅंकेंत मेतेर जाता.</text:p>
      <text:p>एफसी गोवान नवो स्पॅनिश हेड कोच हाडून अंदूंचे आयएसएलाचे तयारेक सुरवात केल्याबार्सेलोनाचो आदलो सपोर्ट स्टाफ सर्जियो लोबेरा रॉड्रिगेज दोन वर्सांचे कबलातीचेर एफसी गोवांत रुजू जाता. येता त्या म्हयन्याचे सुरवातेक कोच लोबेरा गोंयांत पावतलो.</text:p>
      <text:p>घेवया एक ब्रेक</text:p>
      <text:p>पाच वर्सां आमची चवकशी करुनय आतां परत कित्याक आपयतात तें नेमकें सांगात. मायनिंग कंपन्यांनी स्कॅम केलें ना ट्रेडर्सांनी केलें तांकां धरात अशें आव्हान मिनेर हरेश मेलवानीन मायनिंग एसआयटीक दिलां. एसआयटीचे समन्साक दाद दिनासतना मेलवानीन कोर्टांत अटकपूर्व जामीनाखातीर अर्ज केला. तो म्हण्टा तपास चुकीन दिकेन चल्ला. कोणेतरी प्रशासनाक जाग हाडपाक जाय. तें काम आपूण करता.</text:p>
      <text:p>भारताच्या संरक्षण उद्देगांनी आतां खासगी कंपन्यो गुंतवणूक करपाक शकतात. नव्या डिफॅन्स पॉलिसिप्रमाण सरकार भायल्या कंपन्यांक भागीदार करून मेक इन इंडियाक प्रोत्साहनदिता. हाका लागून भारत रक्षा शस्त्रास्त्र सामग्री उप्तादनांत स्वयंपूर्ण जातलो आनी भारतीय कंपन्यांक नवे तंत्रज्ञान आपणावंक मेळटलें म्हूण केंद्रीय संरक्षण राज्यमंत्री सुभाष भांबरे पणजे मिडियाकडेन उलयलो. मोदी सरकाराक 3 वर्सा जाल्ले निमतान तो गोंयात आयला.</text:p>
      <text:p>घेवया एक ब्रेक</text:p>
      <text:p>मायनिंग केशींत जे बी भिंगीच्या जबानेत एसआयटीन फेरफार केला असो आरोप दिंगबर कामतीन केला. भिंगिची ती जबानी अनैच्छिक आशिल्ली अशें म्हणपाकय कारणा आसात अशें कामत म्हण्टा. सोमारा ताणें आपल्या अटकपुर्व जामीन अर्जाचे केशींत रीजोयंडर घाला. आपणाक भिंगीक मेळपाचें ना आनी ताजेकडेन उलोवपाक आपणे कोणाक धाडुकय ना अशें कामत म्हण्टा. चवकशेंक आपुण पुराय सरकार्य करीत आसा आनी ताका लागुन आपली कस्टडीचीय गरज ना म्हण ताणें कोर्टाक सांगला.</text:p>
      <text:p>सगळ्यो प्राथमिक आनी माध्यमिक शाळा सोमारच्यान सुरू जाल्यो. अजून मान्सुन पाविल्लो ना. पावसान आसोर केल्ल्यान पयले दिसा भुरगीं उमेदीन शाळानी पावलीं. सगळेकडेन भुरग्यांचो किलबिलाट. पावसान शाळेचो पयलो दीस साल्वार केलो. तरीकूय सकाळीं उठून पालक आनी भुरग्यांबरोबर शिक्षकांचीय धावपळ. बाबोळे कुजिरा स्कूल कॉम्प्लॅक्सांत वतल्या भुरग्यांचे मात ट्रान्स्पोर्टाक हाल. पळयात शाळेचो पयलो दीस.</text:p>
      <text:p>पावसाच्या दिसांनी नावेंलकारांक लायटीचे त्रास जावपाक नाका म्हूण नावेलीचो आमदार लुइझिन फालेरान काय पावलां घेतल्यात. ताणे लायटीच्या खात्याक तशेच विज मंत्रीक पत्र बरयला. डिपार्टमेंन्टान 6 ते राती 10 मेरेन एइ जेइ बाकीच्या स्टाफांन लोकांची गाहाणी आयकपाक उपलब्ध आसपाक जाय म्हूण ताणे मागला. गेली 10 वर्सा नावेलीत कायच सुधारणा जावंक ना म्हूण तो उलयला.</text:p>
      <text:p>घेवया एक ब्रेक</text:p>
      <text:p>गोंयच्यो 186 पंचायती 11 जूनांक वेचणूकेक वता 5 हजार 288 उमेदवार रेसीत आसात 1 हजार 467 वार्डांनी दरएकलो आपूणच येतलों म्हूण उमेदवार नेटान कामाक लागल्यात. 13 तारखेर निकाल येतलो.</text:p>
      <text:p>आज संसारीक पर्यावरण दीस. लोकांनी निसर्गाकडेन जुळवोन घेवचें ह्या संकल्पनेचेर संसारभर पर्यावरण दीस मनयतात. ते निमतान गोंयांतूय सरकारी आनी बाकीच्या संस्थांच्यो जागृताय आनी कार्यवळी जाल्यो. सिदाद द गोवान खासा कार्यावळ दवरिल्ली</text:p>
      <text:p>आयतारा एकलो टूरिस्ट टॅक्सीवालो आनी टूरिस्टामदी बरेच पेटलें. काडी पार्कींगाक लागून बोवाळ. वेर्ला काणकाचो साईश गोवेकार सांगता तेप्रमाण गाडी सायडीक काड म्हूण सांगल्यार मुंबयच्या टूरिस्टांनी ताजेर हात घालो काय जाण थंयच्यान पळ्ळे जाल्यार कांय जाण मुंबयच्या बशींच लिपोन बसले निमाणे बस आडावन पोलीस स्टेशनाचेर व्हरुन 10 जाणांआड कागाळ केली. साईश गोवेकाराच्या भयणीकूय मार लागला म्हूण कळटा.</text:p>
      <text:p>घेवया एक ब्रेक</text:p>
      <text:p>इस्रोन आपले सगळ्यांत वजनदार रॉकेट – जीएसएलव्ही एमके थ्री डी वन सोमारा आंद्रप्रदेशांत श्रीहरीकोठासावन लॉन्च केलें. 640 टनांचें हें रॉकेट. 3 हजार 136 किलो वजनाचो सॅटलायट तें अवकाशांत व्हरून बसयतलें. मानवी अंतराळ मोहिमेचे दिशेन भारताचें हें एक मोठें पावल. भारताचे स्पेस मिशनांत हे पयलेच फावट गेम चेन्जर म्हूण ताची वळख.</text:p>
      <text:p>14. गोवा चॅस असोसिएशनाचो कुडचडेचो आमदार निलेश काब्राल अध्यक्ष म्हूण बिनविरोध वेंचून आयला. असोसिएशनाची हालींच वेंचणूक जाली. 2017 ते 21 अशी चार वर्सांखातीर नवी समिती आसतली. सचीव म्हूण किशोर बांदेकारूच जाल्यार विस्वास पिळर्णकार नवो खजिनदार जाला. गोंयांत बुद्धिबळ घटमूट करपाखातीर मुळाव्या सुविदांचेर लक्ष दितलों म्हूण काब्राल उलयलो. चॅसनिरज</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